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63cm" draw:marker-end-width="0.163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svg:stroke-color="#000000" draw:marker-start="" draw:marker-start-width="0.163cm" draw:marker-end="" draw:marker-end-width="0.163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cm" svg:stroke-color="#000000" draw:marker-start-width="0.163cm" draw:marker-end-width="0.163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25cm" svg:stroke-color="#000000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stroke="dash" draw:stroke-dash="Ultrafine_20_Dashed" svg:stroke-width="0.025cm" svg:stroke-color="#000000" draw:marker-start="" draw:marker-start-width="0.2cm" draw:marker-end="" draw:marker-end-width="0.075cm" draw:fill="none" draw:fill-color="#cfe7f5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Ultrafine_20_Dashed" svg:stroke-width="0.025cm" svg:stroke-color="#000000" draw:marker-start="Arrow" draw:marker-start-width="0.152cm" draw:marker-end="" draw:marker-end-width="0.075cm" draw:fill="none" draw:fill-color="#cfe7f5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draw:stroke="dash" draw:stroke-dash="Ultrafine_20_Dashed" svg:stroke-width="0.025cm" svg:stroke-color="#000000" draw:marker-start="" draw:marker-start-width="0.2cm" draw:marker-end="Arrow" draw:marker-end-width="0.152cm" draw:fill="none" draw:fill-color="#cfe7f5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000000" draw:marker-end="Arrow" draw:marker-end-width="0.203cm" draw:fill="none" draw:fill-color="#cfe7f5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000000" draw:marker-start="Arrow" draw:marker-start-width="0.152cm" draw:marker-end="Arrow" draw:marker-end-width="0.152cm" draw:fill="none" draw:fill-color="#cfe7f5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2.54cm" svg:x="14.97cm" svg:y="8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2.54cm" svg:x="3.54cm" svg:y="8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cm" svg:height="2.54cm" svg:x="2.84cm" svg:y="3.1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2.54cm" svg:x="14.27cm" svg:y="3.11cm">
          <text:p/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16.509cm" svg:height="2.539cm" svg:x="0.3cm" svg:y="3.11cm" svg:viewBox="0 0 16510 2540" draw:points="0,0 2540,0 2540,2540 3810,2540 3810,0 5080,0 5080,2540 6350,2540 6350,0 7620,0 7620,2540 8890,2540 8890,0 10160,0 10160,2540 11430,2540 11430,0 12700,0 12700,2540 13970,2540 13970,0 16510,0">
          <text:p/>
        </draw:polyline>
        <draw:polyline draw:style-name="gr4" draw:text-style-name="P1" draw:layer="layout" svg:width="16.509cm" svg:height="2.539cm" svg:x="1cm" svg:y="8.21cm" svg:viewBox="0 0 16510 2540" draw:points="0,0 2540,0 2540,2540 3810,2540 3810,0 5080,0 5080,2540 6350,2540 6350,0 7620,0 7620,2540 8890,2540 8890,0 10160,0 10160,2540 11430,2540 11430,0 12700,0 12700,2540 13970,2540 13970,0 16510,0">
          <text:p/>
        </draw:polyline>
        <draw:g>
          <draw:line draw:style-name="gr5" draw:text-style-name="P1" draw:layer="layout" svg:x1="3.532cm" svg:y1="4.253cm" svg:x2="3.532cm" svg:y2="11.238cm">
            <text:p/>
          </draw:line>
          <draw:line draw:style-name="gr6" draw:text-style-name="P1" draw:layer="layout" svg:x1="4.794cm" svg:y1="2.516cm" svg:x2="4.794cm" svg:y2="11.233cm">
            <text:p/>
          </draw:line>
          <draw:line draw:style-name="gr6" draw:text-style-name="P1" draw:layer="layout" svg:x1="6.075cm" svg:y1="2.511cm" svg:x2="6.075cm" svg:y2="11.228cm">
            <text:p/>
          </draw:line>
          <draw:line draw:style-name="gr6" draw:text-style-name="P1" draw:layer="layout" svg:x1="7.337cm" svg:y1="2.506cm" svg:x2="7.337cm" svg:y2="11.223cm">
            <text:p/>
          </draw:line>
          <draw:line draw:style-name="gr6" draw:text-style-name="P1" draw:layer="layout" svg:x1="8.618cm" svg:y1="2.5cm" svg:x2="8.618cm" svg:y2="11.217cm">
            <text:p/>
          </draw:line>
          <draw:line draw:style-name="gr6" draw:text-style-name="P1" draw:layer="layout" svg:x1="9.875cm" svg:y1="2.495cm" svg:x2="9.875cm" svg:y2="11.212cm">
            <text:p/>
          </draw:line>
          <draw:line draw:style-name="gr6" draw:text-style-name="P1" draw:layer="layout" svg:x1="11.156cm" svg:y1="2.49cm" svg:x2="11.156cm" svg:y2="11.207cm">
            <text:p/>
          </draw:line>
          <draw:line draw:style-name="gr6" draw:text-style-name="P1" draw:layer="layout" svg:x1="12.437cm" svg:y1="2.485cm" svg:x2="12.437cm" svg:y2="11.202cm">
            <text:p/>
          </draw:line>
          <draw:line draw:style-name="gr6" draw:text-style-name="P1" draw:layer="layout" svg:x1="13.699cm" svg:y1="2.48cm" svg:x2="13.699cm" svg:y2="11.197cm">
            <text:p/>
          </draw:line>
          <draw:line draw:style-name="gr5" draw:text-style-name="P1" draw:layer="layout" svg:x1="14.961cm" svg:y1="4.253cm" svg:x2="14.961cm" svg:y2="11.192cm">
            <text:p/>
          </draw:line>
          <draw:line draw:style-name="gr6" draw:text-style-name="P1" draw:layer="layout" svg:x1="3.532cm" svg:y1="2.516cm" svg:x2="3.532cm" svg:y2="3.491cm">
            <text:p/>
          </draw:line>
          <draw:line draw:style-name="gr7" draw:text-style-name="P1" draw:layer="layout" svg:x1="14.961cm" svg:y1="3.491cm" svg:x2="14.961cm" svg:y2="2.475cm">
            <text:p/>
          </draw:line>
        </draw:g>
        <draw:line draw:style-name="gr8" draw:text-style-name="P1" draw:layer="layout" svg:x1="2.84cm" svg:y1="1.84cm" svg:x2="2.84cm" svg:y2="3.11cm">
          <text:p/>
        </draw:line>
        <draw:frame draw:style-name="gr9" draw:text-style-name="P2" draw:layer="layout" svg:width="2.943cm" svg:height="1.241cm" svg:x="1.316cm" svg:y="0.57cm">
          <draw:text-box>
            <text:p text:style-name="P2"><text:span text:style-name="T1">EXT-IRQ</text:span></text:p>
            <text:p text:style-name="P2"><text:span text:style-name="T1">SET OCRA</text:span></text:p>
            <text:p text:style-name="P2"><text:span text:style-name="T1">DISABLE EXT-IRQ</text:span></text:p>
          </draw:text-box>
        </draw:frame>
        <draw:line draw:style-name="gr8" draw:text-style-name="P1" draw:layer="layout" svg:x1="14.974cm" svg:y1="1.841cm" svg:x2="14.974cm" svg:y2="2.475cm">
          <text:p/>
        </draw:line>
        <draw:frame draw:style-name="gr9" draw:text-style-name="P2" draw:layer="layout" svg:width="2.863cm" svg:height="1.241cm" svg:x="13.566cm" svg:y="0.599cm">
          <draw:text-box>
            <text:p text:style-name="P2"><text:span text:style-name="T1">CHECK STOP</text:span></text:p>
            <text:p text:style-name="P2"><text:span text:style-name="T1">DISABLE OCRA</text:span></text:p>
            <text:p text:style-name="P2"><text:span text:style-name="T1">ENABLE EXT-IRQ</text:span></text:p>
          </draw:text-box>
        </draw:frame>
        <draw:frame draw:style-name="gr9" draw:text-style-name="P2" draw:layer="layout" svg:width="1.428cm" svg:height="0.597cm" svg:x="3.475cm" svg:y="10.73cm">
          <draw:text-box>
            <text:p text:style-name="P2"><text:span text:style-name="T1">START</text:span></text:p>
          </draw:text-box>
        </draw:frame>
        <draw:frame draw:style-name="gr9" draw:text-style-name="P2" draw:layer="layout" svg:width="1.428cm" svg:height="0.597cm" svg:x="2.775cm" svg:y="3.529cm">
          <draw:text-box>
            <text:p text:style-name="P2"><text:span text:style-name="T1">START</text:span></text:p>
          </draw:text-box>
        </draw:frame>
        <draw:frame draw:style-name="gr9" draw:text-style-name="P2" draw:layer="layout" svg:width="1.292cm" svg:height="0.597cm" svg:x="14.259cm" svg:y="3.529cm">
          <draw:text-box>
            <text:p text:style-name="P2"><text:span text:style-name="T1">STOP</text:span></text:p>
          </draw:text-box>
        </draw:frame>
        <draw:frame draw:style-name="gr9" draw:text-style-name="P2" draw:layer="layout" svg:width="1.364cm" svg:height="0.597cm" svg:x="14.994cm" svg:y="10.731cm">
          <draw:text-box>
            <text:p text:style-name="P2"><text:span text:style-name="T1">STOP </text:span></text:p>
          </draw:text-box>
        </draw:frame>
        <draw:frame draw:style-name="gr9" draw:text-style-name="P2" draw:layer="layout" svg:width="2.029cm" svg:height="0.597cm" svg:x="0.075cm" svg:y="3.53cm">
          <draw:text-box>
            <text:p text:style-name="P2"><text:span text:style-name="T1">INPUT (RX)</text:span></text:p>
          </draw:text-box>
        </draw:frame>
        <draw:frame draw:style-name="gr9" draw:text-style-name="P2" draw:layer="layout" svg:width="2.312cm" svg:height="0.597cm" svg:x="0.076cm" svg:y="8.631cm">
          <draw:text-box>
            <text:p text:style-name="P2"><text:span text:style-name="T1">OUTPUT (TX)</text:span></text:p>
          </draw:text-box>
        </draw:frame>
        <draw:line draw:style-name="gr10" draw:text-style-name="P1" draw:layer="layout" svg:x1="3.475cm" svg:y1="5.142cm" svg:x2="2.84cm" svg:y2="5.142cm">
          <text:p/>
        </draw:line>
        <draw:line draw:style-name="gr10" draw:text-style-name="P1" draw:layer="layout" svg:x1="4.745cm" svg:y1="6.92cm" svg:x2="3.602cm" svg:y2="6.92cm">
          <text:p/>
        </draw:line>
        <draw:frame draw:style-name="gr9" draw:text-style-name="P2" draw:layer="layout" svg:width="0.75cm" svg:height="0.597cm" svg:x="2.84cm" svg:y="4.545cm">
          <draw:text-box>
            <text:p text:style-name="P2"><text:span text:style-name="T1">Ti</text:span></text:p>
          </draw:text-box>
        </draw:frame>
        <draw:frame draw:style-name="gr9" draw:text-style-name="P2" draw:layer="layout" svg:width="0.81cm" svg:height="0.597cm" svg:x="3.74cm" svg:y="6.346cm">
          <draw:text-box>
            <text:p text:style-name="P2"><text:span text:style-name="T1">Ts</text:span></text:p>
          </draw:text-box>
        </draw:frame>
        <draw:frame draw:style-name="gr9" draw:text-style-name="P2" draw:layer="layout" svg:width="1.042cm" svg:height="0.663cm" svg:x="3.034cm" svg:y="11.25cm">
          <draw:text-box>
            <text:p text:style-name="P2"><text:span text:style-name="T1">OC</text:span><text:span text:style-name="T2">0</text:span></text:p>
          </draw:text-box>
        </draw:frame>
        <draw:frame draw:style-name="gr9" draw:text-style-name="P2" draw:layer="layout" svg:width="1.042cm" svg:height="0.663cm" svg:x="4.234cm" svg:y="11.251cm">
          <draw:text-box>
            <text:p text:style-name="P2"><text:span text:style-name="T1">OC</text:span><text:span text:style-name="T2">1</text:span></text:p>
          </draw:text-box>
        </draw:frame>
        <draw:frame draw:style-name="gr9" draw:text-style-name="P2" draw:layer="layout" svg:width="1.042cm" svg:height="0.663cm" svg:x="5.534cm" svg:y="11.252cm">
          <draw:text-box>
            <text:p text:style-name="P2"><text:span text:style-name="T1">OC</text:span><text:span text:style-name="T2">2</text:span></text:p>
          </draw:text-box>
        </draw:frame>
        <draw:frame draw:style-name="gr9" draw:text-style-name="P2" draw:layer="layout" svg:width="1.042cm" svg:height="0.663cm" svg:x="6.834cm" svg:y="11.253cm">
          <draw:text-box>
            <text:p text:style-name="P2"><text:span text:style-name="T1">OC</text:span><text:span text:style-name="T2">3</text:span></text:p>
          </draw:text-box>
        </draw:frame>
        <draw:frame draw:style-name="gr9" draw:text-style-name="P2" draw:layer="layout" svg:width="1.042cm" svg:height="0.663cm" svg:x="8.085cm" svg:y="11.254cm">
          <draw:text-box>
            <text:p text:style-name="P2"><text:span text:style-name="T1">OC</text:span><text:span text:style-name="T2">4</text:span></text:p>
          </draw:text-box>
        </draw:frame>
        <draw:frame draw:style-name="gr9" draw:text-style-name="P2" draw:layer="layout" svg:width="1.042cm" svg:height="0.663cm" svg:x="9.336cm" svg:y="11.255cm">
          <draw:text-box>
            <text:p text:style-name="P2"><text:span text:style-name="T1">OC</text:span><text:span text:style-name="T2">5</text:span></text:p>
          </draw:text-box>
        </draw:frame>
        <draw:frame draw:style-name="gr9" draw:text-style-name="P2" draw:layer="layout" svg:width="1.042cm" svg:height="0.663cm" svg:x="10.636cm" svg:y="11.256cm">
          <draw:text-box>
            <text:p text:style-name="P2"><text:span text:style-name="T1">OC</text:span><text:span text:style-name="T2">6</text:span></text:p>
          </draw:text-box>
        </draw:frame>
        <draw:frame draw:style-name="gr9" draw:text-style-name="P2" draw:layer="layout" svg:width="1.042cm" svg:height="0.663cm" svg:x="11.919cm" svg:y="11.257cm">
          <draw:text-box>
            <text:p text:style-name="P2"><text:span text:style-name="T1">OC</text:span><text:span text:style-name="T2">7</text:span></text:p>
          </draw:text-box>
        </draw:frame>
        <draw:frame draw:style-name="gr9" draw:text-style-name="P2" draw:layer="layout" svg:width="1.042cm" svg:height="0.663cm" svg:x="13.185cm" svg:y="11.258cm">
          <draw:text-box>
            <text:p text:style-name="P2"><text:span text:style-name="T1">OC</text:span><text:span text:style-name="T2">8</text:span></text:p>
          </draw:text-box>
        </draw:frame>
        <draw:frame draw:style-name="gr9" draw:text-style-name="P2" draw:layer="layout" svg:width="1.042cm" svg:height="0.663cm" svg:x="14.434cm" svg:y="11.259cm">
          <draw:text-box>
            <text:p text:style-name="P2"><text:span text:style-name="T1">OC</text:span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3T09:34:55.157786067</meta:creation-date>
    <dc:date>2015-02-23T10:06:21.772426968</dc:date>
    <meta:editing-duration>PT5S</meta:editing-duration>
    <meta:editing-cycles>1</meta:editing-cycles>
    <meta:document-statistic meta:object-count="43"/>
    <meta:generator>LibreOffice/4.2.7.2$Linux_X86_64 LibreOffice_project/420m0$Build-2</meta:generator>
  </office:meta>
</office:document-meta>
</file>